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122563358333" calcext:value-type="float">
            <text:p>2.9312256335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752508813333" calcext:value-type="float">
            <text:p>2.957525088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69282058064" calcext:value-type="float">
            <text:p>2.856692820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63413616667" calcext:value-type="float">
            <text:p>2.916634136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89921764516" calcext:value-type="float">
            <text:p>3.106899217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51467583871" calcext:value-type="float">
            <text:p>2.840514675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9749819" calcext:value-type="float">
            <text:p>2.7299749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81866922581" calcext:value-type="float">
            <text:p>2.732818669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3339983" calcext:value-type="float">
            <text:p>2.8763339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43939206452" calcext:value-type="float">
            <text:p>2.971439392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41136055172" calcext:value-type="float">
            <text:p>3.021411360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20084693548" calcext:value-type="float">
            <text:p>2.984200846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52198574193" calcext:value-type="float">
            <text:p>2.800521985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73808846667" calcext:value-type="float">
            <text:p>2.639738088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42652103226" calcext:value-type="float">
            <text:p>2.401426521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31372819" calcext:value-type="float">
            <text:p>2.7331372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2301853871" calcext:value-type="float">
            <text:p>3.014230185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26024332258" calcext:value-type="float">
            <text:p>2.767260243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4060846667" calcext:value-type="float">
            <text:p>2.548140608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15061774193" calcext:value-type="float">
            <text:p>2.32015061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53422803333" calcext:value-type="float">
            <text:p>2.385534228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72675948387" calcext:value-type="float">
            <text:p>2.726726759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91844489286" calcext:value-type="float">
            <text:p>2.8679184448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86000822581" calcext:value-type="float">
            <text:p>2.911860008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41226296774" calcext:value-type="float">
            <text:p>2.840412262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89665153333" calcext:value-type="float">
            <text:p>2.7638966515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43186277419" calcext:value-type="float">
            <text:p>2.747431862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61574126667" calcext:value-type="float">
            <text:p>2.878615741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02532745161" calcext:value-type="float">
            <text:p>2.940025327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30532922581" calcext:value-type="float">
            <text:p>2.590305329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33287718" calcext:value-type="float">
            <text:p>2.2333287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55961174194" calcext:value-type="float">
            <text:p>1.690559611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7103983" calcext:value-type="float">
            <text:p>2.2557103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52002080645" calcext:value-type="float">
            <text:p>2.551520020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96301275" calcext:value-type="float">
            <text:p>2.770963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72468235484" calcext:value-type="float">
            <text:p>2.869724682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10486606452" calcext:value-type="float">
            <text:p>2.925104866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7855578" calcext:value-type="float">
            <text:p>2.8827855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34346248387" calcext:value-type="float">
            <text:p>2.933343462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20402493333" calcext:value-type="float">
            <text:p>3.047204024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450608" calcext:value-type="float">
            <text:p>3.1964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962264496774" calcext:value-type="float">
            <text:p>3.109622644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3958288" calcext:value-type="float">
            <text:p>2.71039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06050467742" calcext:value-type="float">
            <text:p>2.648060504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6073325" calcext:value-type="float">
            <text:p>2.739607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25634496774" calcext:value-type="float">
            <text:p>2.753256344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96090557143" calcext:value-type="float">
            <text:p>2.862960905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28914964516" calcext:value-type="float">
            <text:p>2.959289149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102696129" calcext:value-type="float">
            <text:p>2.926010269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7082717" calcext:value-type="float">
            <text:p>2.8567082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63403719355" calcext:value-type="float">
            <text:p>2.955634037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72280466667" calcext:value-type="float">
            <text:p>3.10872280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37430180645" calcext:value-type="float">
            <text:p>3.245374301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56608809677" calcext:value-type="float">
            <text:p>3.141566088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22447803333" calcext:value-type="float">
            <text:p>3.016224478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02040464516" calcext:value-type="float">
            <text:p>2.741020404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0595445" calcext:value-type="float">
            <text:p>2.948059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62543690323" calcext:value-type="float">
            <text:p>3.083625436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56834306896" calcext:value-type="float">
            <text:p>3.063568343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83017983871" calcext:value-type="float">
            <text:p>3.094830179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3558477419" calcext:value-type="float">
            <text:p>2.950435584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77643503333" calcext:value-type="float">
            <text:p>2.851776435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33429848387" calcext:value-type="float">
            <text:p>2.798334298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14975881" calcext:value-type="float">
            <text:p>2.9914975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23751448387" calcext:value-type="float">
            <text:p>2.921237514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12481577419" calcext:value-type="float">
            <text:p>2.816124815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61102873333" calcext:value-type="float">
            <text:p>2.679611028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92793716129" calcext:value-type="float">
            <text:p>2.67292793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20492486667" calcext:value-type="float">
            <text:p>2.851204924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77488525806" calcext:value-type="float">
            <text:p>2.898774885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93881964286" calcext:value-type="float">
            <text:p>2.88593881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93723683871" calcext:value-type="float">
            <text:p>2.86793723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67224777419" calcext:value-type="float">
            <text:p>2.785672247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90798816667" calcext:value-type="float">
            <text:p>2.642907988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74304870968" calcext:value-type="float">
            <text:p>2.62574304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44052486667" calcext:value-type="float">
            <text:p>2.653440524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59730141936" calcext:value-type="float">
            <text:p>2.690597301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53061716129" calcext:value-type="float">
            <text:p>2.72253061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3970226667" calcext:value-type="float">
            <text:p>2.295139702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61346967742" calcext:value-type="float">
            <text:p>1.9716134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3507515" calcext:value-type="float">
            <text:p>2.536350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49485670968" calcext:value-type="float">
            <text:p>2.669494856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92291232143" calcext:value-type="float">
            <text:p>2.90392291232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838774687097" calcext:value-type="float">
            <text:p>2.988387746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45322087097" calcext:value-type="float">
            <text:p>3.094453220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7353554" calcext:value-type="float">
            <text:p>3.081735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03487658065" calcext:value-type="float">
            <text:p>3.098034876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3375046" calcext:value-type="float">
            <text:p>3.2263375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75893993548" calcext:value-type="float">
            <text:p>3.299758939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21094932258" calcext:value-type="float">
            <text:p>3.216210949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29375146667" calcext:value-type="float">
            <text:p>2.715293751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73302083871" calcext:value-type="float">
            <text:p>2.73173302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7698452" calcext:value-type="float">
            <text:p>3.10376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09472393548" calcext:value-type="float">
            <text:p>3.184094723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23182692857" calcext:value-type="float">
            <text:p>3.198231826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31461458064" calcext:value-type="float">
            <text:p>3.124314614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42460141936" calcext:value-type="float">
            <text:p>3.115424601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32552486667" calcext:value-type="float">
            <text:p>3.130325524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00347241935" calcext:value-type="float">
            <text:p>3.261003472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26480903333" calcext:value-type="float">
            <text:p>3.267264809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9199170968" calcext:value-type="float">
            <text:p>3.294891991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62778048387" calcext:value-type="float">
            <text:p>3.182627780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84770846667" calcext:value-type="float">
            <text:p>2.947847708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67905022581" calcext:value-type="float">
            <text:p>2.680679050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18319826667" calcext:value-type="float">
            <text:p>2.965183198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26514003226" calcext:value-type="float">
            <text:p>3.093265140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63542251724" calcext:value-type="float">
            <text:p>3.166635422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62102409677" calcext:value-type="float">
            <text:p>3.105621024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44995303226" calcext:value-type="float">
            <text:p>2.859449953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6056718" calcext:value-type="float">
            <text:p>2.7216056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92658554839" calcext:value-type="float">
            <text:p>2.739926585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2399893333" calcext:value-type="float">
            <text:p>2.877323998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84354348387" calcext:value-type="float">
            <text:p>2.763843543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0030025806" calcext:value-type="float">
            <text:p>2.657800300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59357173333" calcext:value-type="float">
            <text:p>2.040593571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66308870968" calcext:value-type="float">
            <text:p>2.06566308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4807442" calcext:value-type="float">
            <text:p>2.716480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24617606452" calcext:value-type="float">
            <text:p>2.814246176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68806964286" calcext:value-type="float">
            <text:p>2.78468806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13260145161" calcext:value-type="float">
            <text:p>2.684132601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07728216129" calcext:value-type="float">
            <text:p>2.774077282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06236596667" calcext:value-type="float">
            <text:p>2.7260623659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02590754839" calcext:value-type="float">
            <text:p>2.886025907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674148" calcext:value-type="float">
            <text:p>2.855967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90734993548" calcext:value-type="float">
            <text:p>2.831907349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47845" calcext:value-type="float">
            <text:p>2.7964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05653503333" calcext:value-type="float">
            <text:p>2.248056535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715604651613" calcext:value-type="float">
            <text:p>2.507156046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63120573333" calcext:value-type="float">
            <text:p>2.654631205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34491422581" calcext:value-type="float">
            <text:p>2.834344914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0623739286" calcext:value-type="float">
            <text:p>2.9900062373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3544206129" calcext:value-type="float">
            <text:p>2.947354420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03008847826" calcext:value-type="float">
            <text:p>2.823030088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840194190476" calcext:value-type="float">
            <text:p>2.708401941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78235745454" calcext:value-type="float">
            <text:p>2.796782357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20442525" calcext:value-type="float">
            <text:p>3.1722044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63289833333" calcext:value-type="float">
            <text:p>2.7786328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125123" calcext:value-type="float">
            <text:p>2.653125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39589833333" calcext:value-type="float">
            <text:p>2.7873958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600123" calcext:value-type="float">
            <text:p>2.643600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914745" calcext:value-type="float">
            <text:p>2.852991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04526533333" calcext:value-type="float">
            <text:p>2.81804526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46953133333" calcext:value-type="float">
            <text:p>2.82646953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47163266667" calcext:value-type="float">
            <text:p>2.84247163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34980990909" calcext:value-type="float">
            <text:p>2.858349809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11026364706" calcext:value-type="float">
            <text:p>2.822110263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77930233333" calcext:value-type="float">
            <text:p>2.916779302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49482586207" calcext:value-type="float">
            <text:p>2.86949482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9830413" calcext:value-type="float">
            <text:p>2.8709830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31491473333" calcext:value-type="float">
            <text:p>2.715314914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21604648276" calcext:value-type="float">
            <text:p>2.472216046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96345706897" calcext:value-type="float">
            <text:p>2.716963457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49211592857" calcext:value-type="float">
            <text:p>2.989492115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61735603571" calcext:value-type="float">
            <text:p>3.10761735603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76897803704" calcext:value-type="float">
            <text:p>3.098768978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17036362069" calcext:value-type="float">
            <text:p>3.028170363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22372122222" calcext:value-type="float">
            <text:p>2.905223721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37603547059" calcext:value-type="float">
            <text:p>2.929376035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83914537037" calcext:value-type="float">
            <text:p>2.945839145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74339834615" calcext:value-type="float">
            <text:p>3.1547433983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18705018518" calcext:value-type="float">
            <text:p>3.29418705018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61123860714" calcext:value-type="float">
            <text:p>2.9296112386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91885969231" calcext:value-type="float">
            <text:p>2.559918859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950868514815" calcext:value-type="float">
            <text:p>2.7595086851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77830584615" calcext:value-type="float">
            <text:p>2.857778305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783887562963" calcext:value-type="float">
            <text:p>2.967838875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98567375" calcext:value-type="float">
            <text:p>2.9339856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18456511111" calcext:value-type="float">
            <text:p>2.959184565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88859715385" calcext:value-type="float">
            <text:p>3.054888597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7307949" calcext:value-type="float">
            <text:p>2.967307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13144683871" calcext:value-type="float">
            <text:p>2.96813144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42880224138" calcext:value-type="float">
            <text:p>3.311428802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01509841935" calcext:value-type="float">
            <text:p>3.358015098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299995" calcext:value-type="float">
            <text:p>3.200299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81923134483" calcext:value-type="float">
            <text:p>2.826819231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9648693548" calcext:value-type="float">
            <text:p>2.843796486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3680942069" calcext:value-type="float">
            <text:p>2.818368094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78398436667" calcext:value-type="float">
            <text:p>3.1207839843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75002542308" calcext:value-type="float">
            <text:p>3.1197500254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10070853333" calcext:value-type="float">
            <text:p>3.0671007085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47999690909" calcext:value-type="float">
            <text:p>2.911479996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96680496154" calcext:value-type="float">
            <text:p>2.8169668049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9689254" calcext:value-type="float">
            <text:p>2.816968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33403096552" calcext:value-type="float">
            <text:p>3.15433403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54203246667" calcext:value-type="float">
            <text:p>3.192542032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39957917241" calcext:value-type="float">
            <text:p>3.004399579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69862692857" calcext:value-type="float">
            <text:p>2.560698626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63774810345" calcext:value-type="float">
            <text:p>2.619637748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17042032143" calcext:value-type="float">
            <text:p>2.84817042032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48430331034" calcext:value-type="float">
            <text:p>3.130484303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82622684615" calcext:value-type="float">
            <text:p>3.132826226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59909644828" calcext:value-type="float">
            <text:p>3.063599096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24" calcext:value-type="float">
            <text:p>3.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8096" calcext:value-type="float">
            <text:p>3.1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192" calcext:value-type="float">
            <text:p>3.1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106" calcext:value-type="float">
            <text:p>3.134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4" calcext:value-type="float">
            <text:p>3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62713043478" calcext:value-type="float">
            <text:p>3.228627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76457142857" calcext:value-type="float">
            <text:p>3.2507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72591304348" calcext:value-type="float">
            <text:p>3.190725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35509677419" calcext:value-type="float">
            <text:p>3.0623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4936" calcext:value-type="float">
            <text:p>3.00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17058064516" calcext:value-type="float">
            <text:p>3.073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674" calcext:value-type="float">
            <text:p>3.12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1883870968" calcext:value-type="float">
            <text:p>3.287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08941935484" calcext:value-type="float">
            <text:p>3.1980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806" calcext:value-type="float">
            <text:p>2.76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12851612903" calcext:value-type="float">
            <text:p>2.589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0268" calcext:value-type="float">
            <text:p>2.729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94857142857" calcext:value-type="float">
            <text:p>3.0719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78193548387" calcext:value-type="float">
            <text:p>3.060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41187096774" calcext:value-type="float">
            <text:p>3.000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9944" calcext:value-type="float">
            <text:p>2.9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188" calcext:value-type="float">
            <text:p>3.0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53677419355" calcext:value-type="float">
            <text:p>3.016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37677419355" calcext:value-type="float">
            <text:p>2.879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8112" calcext:value-type="float">
            <text:p>2.4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99741935484" calcext:value-type="float">
            <text:p>2.461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7824" calcext:value-type="float">
            <text:p>2.88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44825806452" calcext:value-type="float">
            <text:p>3.033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59771428571" calcext:value-type="float">
            <text:p>3.0405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024412903226" calcext:value-type="float">
            <text:p>3.0102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04516129032" calcext:value-type="float">
            <text:p>3.016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03064" calcext:value-type="float">
            <text:p>3.01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30709677419" calcext:value-type="float">
            <text:p>3.0593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02" calcext:value-type="float">
            <text:p>3.33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32412903226" calcext:value-type="float">
            <text:p>3.269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55612903226" calcext:value-type="float">
            <text:p>3.220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7968" calcext:value-type="float">
            <text:p>2.7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440877419355" calcext:value-type="float">
            <text:p>2.7544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7256" calcext:value-type="float">
            <text:p>3.08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11380645161" calcext:value-type="float">
            <text:p>3.1351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197342857143" calcext:value-type="float">
            <text:p>3.1619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16412903226" calcext:value-type="float">
            <text:p>3.1321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09066666667" calcext:value-type="float">
            <text:p>3.0960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1752" calcext:value-type="float">
            <text:p>3.0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704" calcext:value-type="float">
            <text:p>3.0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81022222222" calcext:value-type="float">
            <text:p>3.20881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93314285714" calcext:value-type="float">
            <text:p>3.3839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56971428571" calcext:value-type="float">
            <text:p>3.1975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67111111111" calcext:value-type="float">
            <text:p>2.7166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28314285714" calcext:value-type="float">
            <text:p>3.13628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62577777778" calcext:value-type="float">
            <text:p>3.0736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01542857143" calcext:value-type="float">
            <text:p>3.1170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86246153846" calcext:value-type="float">
            <text:p>3.11986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88571428571" calcext:value-type="float">
            <text:p>3.0588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51793548387" calcext:value-type="float">
            <text:p>2.853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3032" calcext:value-type="float">
            <text:p>2.70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6944516129" calcext:value-type="float">
            <text:p>2.778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9896" calcext:value-type="float">
            <text:p>2.91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82606451613" calcext:value-type="float">
            <text:p>2.946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5455483871" calcext:value-type="float">
            <text:p>2.951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8448" calcext:value-type="float">
            <text:p>2.54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45625806452" calcext:value-type="float">
            <text:p>2.7164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0192" calcext:value-type="float">
            <text:p>2.84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8116129032" calcext:value-type="float">
            <text:p>2.9230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04885714286" calcext:value-type="float">
            <text:p>2.9490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52593548387" calcext:value-type="float">
            <text:p>2.917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24903225806" calcext:value-type="float">
            <text:p>2.828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12288" calcext:value-type="float">
            <text:p>2.8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600490322581" calcext:value-type="float">
            <text:p>2.866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9064" calcext:value-type="float">
            <text:p>2.9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84567741935" calcext:value-type="float">
            <text:p>2.980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9716129032" calcext:value-type="float">
            <text:p>2.7462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0456" calcext:value-type="float">
            <text:p>2.09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90838709677" calcext:value-type="float">
            <text:p>2.818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23514285714" calcext:value-type="float">
            <text:p>2.7522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261574193548" calcext:value-type="float">
            <text:p>2.8126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54114285714" calcext:value-type="float">
            <text:p>2.9145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06967741935" calcext:value-type="float">
            <text:p>2.868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972" calcext:value-type="float">
            <text:p>2.8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136864" calcext:value-type="float">
            <text:p>2.751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94430769231" calcext:value-type="float">
            <text:p>2.74894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9328" calcext:value-type="float">
            <text:p>2.7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206" calcext:value-type="float">
            <text:p>2.791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84" calcext:value-type="float">
            <text:p>2.6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394" calcext:value-type="float">
            <text:p>2.771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06" calcext:value-type="float">
            <text:p>2.7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51911111111" calcext:value-type="float">
            <text:p>2.51651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2905" calcext:value-type="float">
            <text:p>2.8322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02812903226" calcext:value-type="float">
            <text:p>2.8060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464" calcext:value-type="float">
            <text:p>2.6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49496774194" calcext:value-type="float">
            <text:p>2.743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73936" calcext:value-type="float">
            <text:p>2.71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22580645161" calcext:value-type="float">
            <text:p>2.888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48722580645" calcext:value-type="float">
            <text:p>2.890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4088" calcext:value-type="float">
            <text:p>2.48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9055483871" calcext:value-type="float">
            <text:p>2.021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4928" calcext:value-type="float">
            <text:p>2.6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36722580645" calcext:value-type="float">
            <text:p>2.692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58510344828" calcext:value-type="float">
            <text:p>2.6975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68206451613" calcext:value-type="float">
            <text:p>2.9376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88363636364" calcext:value-type="float">
            <text:p>2.98288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13485714286" calcext:value-type="float">
            <text:p>2.8751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231927272727" calcext:value-type="float">
            <text:p>2.76231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888" calcext:value-type="float">
            <text:p>2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808" calcext:value-type="float">
            <text:p>2.7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134" calcext:value-type="float">
            <text:p>2.596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116" calcext:value-type="float">
            <text:p>2.9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5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96" meta:object-count="0"/>
    <meta:user-defined meta:name="AppVersion">3.0</meta:user-defined>
  </office:meta>
</office:document-meta>
</file>